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Etapa</text:p>
          </table:table-cell>
          <table:table-cell office:value-type="string" calcext:value-type="string">
            <text:p>Rango de Edad</text:p>
          </table:table-cell>
          <table:table-cell/>
          <table:table-cell office:value-type="string" calcext:value-type="string">
            <text:p>Etapa</text:p>
          </table:table-cell>
          <table:table-cell office:value-type="string" calcext:value-type="string">
            <text:p>Rango de Edad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8-19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5-23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0-21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-34</text:p>
          </table:table-cell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2-24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1-46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5-26</text:p>
          </table:table-cell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3-57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7-3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7-66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0-35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4-86</text:p>
          </table:table-cell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5-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I</text:p>
          </table:table-cell>
          <table:table-cell office:value-type="string" calcext:value-type="string">
            <text:p>39-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45-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5:49:00.835850638</meta:creation-date>
    <dc:date>2025-07-09T16:06:50.227789672</dc:date>
    <meta:editing-duration>PT7M39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